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EncoderTests.testEncodeError( Publisher &lt; ? &gt; input , ResolvableType inputType , @ Nullable MimeType mimeType , @ Nullable Map &lt; String , Object &gt;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EncoderTests.enco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coderTests.testEncode( Publisher &lt; ? extends T &gt; input , Class &lt; ? extends T &gt; inputClass , Consumer &lt; StepVerifier . FirstStep &lt; DataBuffer &gt; &gt; step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coderTests.testEncodeAll( Publisher &lt; ? extends T &gt; input , ResolvableType inputType , @ Nullable MimeType mimeType , @ Nullable Map &lt; String , Object &gt; hints , Consumer &lt; StepVerifier . FirstStep &lt; DataBuffer &gt; &gt; step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EncoderTests.expectString( String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EncoderTests.testEncode( Publisher &lt; ? extends T &gt; input , ResolvableType inputType , @ Nullable MimeType mimeType , @ Nullable Map &lt; String , Object &gt; hints , Consumer &lt; StepVerifier . FirstStep &lt; DataBuffer &gt; &gt; step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EncoderTests.testEncodeAll( Publisher &lt; ? extends T &gt; input , Class &lt; ? extends T &gt; inputClass , Consumer &lt; StepVerifier . FirstStep &lt; DataBuffer &gt; &gt; step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coderTests.testEncodeCancel( Publisher &lt; ? &gt; input , ResolvableType inputType , @ Nullable MimeType mimeType , @ Nullable Map &lt; String , Object &gt;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EncoderTests.AbstractEncoderTests( E enco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EncoderTests.expectBytes( byte [ ]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EncoderTests.testEncodeEmpty( ResolvableType inputType , @ Nullable MimeType mimeType , @ Nullable Map &lt; String , Object &gt; hi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